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3">
      <style:text-properties officeooo:rsid="00418e60" officeooo:paragraph-rsid="00418e60"/>
    </style:style>
    <style:style style:name="P2" style:family="paragraph" style:parent-style-name="mainTitle">
      <style:text-properties officeooo:rsid="00418e60" officeooo:paragraph-rsid="00418e60"/>
    </style:style>
    <style:style style:name="P3" style:family="paragraph" style:parent-style-name="blue">
      <style:text-properties fo:font-weight="bold" style:font-weight-asian="bold" style:font-weight-complex="bold"/>
    </style:style>
    <style:style style:name="P4" style:family="paragraph" style:parent-style-name="blue">
      <style:paragraph-properties fo:break-before="page"/>
      <style:text-properties fo:font-weight="bold" style:font-weight-asian="bold" style:font-weight-complex="bold"/>
    </style:style>
    <style:style style:name="T1" style:family="text">
      <style:text-properties fo:color="#00ccff"/>
    </style:style>
    <style:style style:name="T2" style:family="text">
      <style:text-properties fo:color="#00ccff" style:text-underline-style="solid" style:text-underline-width="auto" style:text-underline-color="font-color"/>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9">Medicijnen informatie, bijsluiters</text:h>
      <text:h text:style-name="P1" text:outline-level="9">Als zorgverlener ben je er verantwoordelijk voor dat een medicijn volgens voorschrift wordt klaargemaakt en toegediend. Ook moet je weten waar je op moet letten na toediening, zodat je (bij)werkingen van medicijnen kunt signaleren en rapporteren.</text:h>
      <text:h text:style-name="P1" text:outline-level="9">Informatie over de wijze van toediening en de (bij)werking van medicijnen vind je op de bijsluiter van het medicijn. Er is er een bijsluiter voor zorgverleners en een bijsluiter voor cliënten.</text:h>
      <text:h text:style-name="P1" text:outline-level="9">In dit document staan websites waar informatie over medicijnen en bijsluiters te vinden is.</text:h>
      <text:h text:style-name="P1" text:outline-level="9"/>
      <text:h text:style-name="P1" text:outline-level="9">Lees altijd de bijsluiter voor je een medicijn toedient. Bewaar door de apotheek meegeleverde bijsluiters in het zorgplan van de cliënt.<text:span text:style-name="T1">[1]</text:span></text:h>
      <text:h text:style-name="P3" text:outline-level="9">Geneesmiddeleninformatiebank</text:h>
      <text:h text:style-name="P1" text:outline-level="9"><text:span text:style-name="T1">De geneesmiddeleninformatiebank</text:span> is bedoeld voor zorgprofessionals en wordt wekelijks bijgewerkt. De geneesmiddeleninformatiebank is onderdeel van de website College ter Beoordeling van Geneesmiddelen CBG.</text:h>
      <text:h text:style-name="blue" text:outline-level="9">Welke informatie vind je er?</text:h>
      <text:h text:style-name="P1" text:outline-level="9">Je vindt er de officiële informatie over alle geneesmiddelen die in Nederland zijn toegelaten, zoals de wetenschappelijke productinformatie en de patiëntenbijsluiter. Je kunt op stofnaam en merknaam zoeken. Rubriek 1 van de <text:soft-page-break/>bijsluiter (wat is het en waarvoor wordt het middel ingenomen), de patiëntenbijsluiter en en de samenvatting van de productkenmerken staan in één document.</text:h>
      <text:h text:style-name="blue" text:outline-level="9">Beschikbaarheid?</text:h>
      <text:h text:style-name="P1" text:outline-level="9">De website is vrij toegankelijk.</text:h>
      <text:h text:style-name="blue" text:outline-level="9"><text:span text:style-name="T3">Farmacotherapeutisch</text:span> Kompas</text:h>
      <text:h text:style-name="P1" text:outline-level="9"><text:span text:style-name="T1">Het Farmacotherapeutisch Kompas</text:span> is een actueel naslagwerk voor medische professionals, zoals huisartsen en apothekers, met alle in Nederland geregistreerde medicijnen. Het geeft onafhankelijke informatie en wordt beheerd door het Zorginstituut Nederland.</text:h>
      <text:h text:style-name="blue" text:outline-level="9">Welke informatie vind je er?</text:h>
      <text:h text:style-name="P1" text:outline-level="9">Zoek op de (stof)naam van het medicijn of op indicatie. Per medicijn wordt informatie gegeven over de samenstelling, eigenschappen, indicaties, contra-indicaties, zwangerschap / lactatie, bijwerkingen, interacties, waarschuwingen en voorzorgen, overdosering en dosering.</text:h>
      <text:h text:style-name="blue" text:outline-level="9">Beschikbaarheid?</text:h>
      <text:h text:style-name="P1" text:outline-level="9">De website is vrij toegankelijk. Er is een app beschikbaar voor mobiele telefoon of tablet.</text:h>
      <text:h text:style-name="P3" text:outline-level="9"><text:soft-page-break/>Apotheek.nl</text:h>
      <text:h text:style-name="P1" text:outline-level="9">Apotheek.nl is voor ieder die betrouwbare informatie zoekt over medicijnen. Om de informatie zo toegankelijk mogelijk te maken, is een selectie gemaakt van de beschikbare informatie over medicijnen. De website geeft onafhankelijke informatie en is een uitgave van de Koninklijke Nederlandse Maatschappij ter bevordering der Pharmacie (KNMP).</text:h>
      <text:h text:style-name="blue" text:outline-level="9">Welke informatie vind je er?</text:h>
      <text:h text:style-name="P1" text:outline-level="9">Zoek op de (stof)naam van het medicijn. Per medicijn wordt praktische informatie gegeven over de werking, het gebruik, of je zomaar kunt stoppen, of je mag autorijden, alcohol drinken en alles mag eten en drinken, of er een recept nodig is, etc.</text:h>
      <text:h text:style-name="blue" text:outline-level="9">Beschikbaarheid?</text:h>
      <text:h text:style-name="P1" text:outline-level="9">De website is vrij toegankelijk. Er is een app beschikbaar voor mobiele telefoon of tablet.</text:h>
      <text:h text:style-name="P1" text:outline-level="9"/>
      <text:h text:style-name="blue" text:outline-level="9"/>
      <text:h text:style-name="P4" text:outline-level="9">Bronnen</text:h>
      <text:h text:style-name="text2" text:outline-level="9"><text:span text:style-name="T2">https://www.cbg-meb.nl/geneesmiddeleninformatiebank</text:span> (externe link, ingezien april 2017).</text:h>
      <text:h text:style-name="text2" text:outline-level="9"><text:span text:style-name="T2">https://www.farmacotherapeutischkompas.nl/</text:span> (externe link, ingezien april 2017).</text:h>
      <text:h text:style-name="text2" text:outline-level="9"><text:span text:style-name="T2">http://www.apotheek.nl/</text:span> (externe link, ingezien april 2017).</text:h>
      <text:h text:style-name="text2" text:outline-level="9"/>
      <text:p text:style-name="Horizontal_20_Line"/>
      <text:p text:style-name="Text_20_body"/>
      <text:h text:style-name="text2" text:outline-level="9"><text:span text:style-name="T1">[1] </text:span>Website Actiz: Veilige principes in de Medicatiekete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2cm" fo:margin-right="0cm" fo:text-indent="-1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2.2cm" fo:margin-right="0cm" fo:text-indent="0cm" style:auto-text-indent="false" style:page-number="auto" style:writing-mode="page"/>
    </style:style>
    <style:style style:name="list3_20_abc" style:display-name="list3 abc" style:family="paragraph" style:parent-style-name="list1" style:list-style-name="Numbering_20_2">
      <style:paragraph-properties fo:margin-left="2.9cm" fo:margin-right="0cm" fo:text-indent="-1.199cm" style:auto-text-indent="false" style:writing-mode="page">
        <style:tab-stops/>
      </style:paragraph-properties>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style:list-level-properties>
      </text:list-level-style-number>
      <text:list-level-style-bullet text:level="2" text:style-name="Bullet_20_Symbols" text:bullet-char="○">
        <style:list-level-properties text:list-level-position-and-space-mode="label-alignment">
          <style:list-level-label-alignment text:label-followed-by="listtab" fo:margin-left="2cm"/>
        </style:list-level-properties>
        <style:text-properties style:font-name="Arial2"/>
      </text:list-level-style-bullet>
      <text:list-level-style-number text:level="3" text:style-name="Numbering_20_Symbols" style:num-suffix="." style:num-format="a">
        <style:list-level-properties text:list-level-position-and-space-mode="label-alignment">
          <style:list-level-label-alignment text:label-followed-by="listtab" fo:margin-left="3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2.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3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3.5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4.001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4.5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5.001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4:40:25.378872640</dc:date>
    <meta:editing-duration>PT8H57M3S</meta:editing-duration>
    <meta:editing-cycles>25</meta:editing-cycles>
    <meta:generator>LibreOffice/5.2.4.2$Linux_X86_64 LibreOffice_project/3d5603e1122f0f102b62521720ab13a38a4e0eb0</meta:generator>
    <meta:document-statistic meta:table-count="0" meta:image-count="0" meta:object-count="0" meta:page-count="4" meta:paragraph-count="28" meta:word-count="419" meta:character-count="3099" meta:non-whitespace-character-count="2708"/>
  </office:meta>
</office:document-meta>
</file>